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IROQUE INGA, JUAN FRANCISC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809132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HIROQUE INGA, JUAN FRANCISC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80913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6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12 - Trans. Aer. Caja Pavos Blancos</text:p>
          </table:table-cell>
          <table:table-cell table:style-name="Tableau1.A2" office:value-type="string">
            <text:p text:style-name="P13">57</text:p>
          </table:table-cell>
          <table:table-cell table:style-name="Tableau1.A2" office:value-type="string">
            <text:p text:style-name="P13">2</text:p>
          </table:table-cell>
          <table:table-cell table:style-name="Tableau1.D2" office:value-type="string">
            <text:p text:style-name="P12">11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AVOS BB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8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5T22:20:5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